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6" style:family="table-column">
      <style:table-column-properties fo:break-before="auto" style:column-width="256.14pt"/>
    </style:style>
    <style:style style:name="co7" style:family="table-column">
      <style:table-column-properties fo:break-before="auto" style:column-width="165.46pt"/>
    </style:style>
    <style:style style:name="co8" style:family="table-column">
      <style:table-column-properties fo:break-before="auto" style:column-width="194.4pt"/>
    </style:style>
    <style:style style:name="co13" style:family="table-column">
      <style:table-column-properties fo:break-before="auto" style:column-width="170.31pt"/>
    </style:style>
    <style:style style:name="co14" style:family="table-column">
      <style:table-column-properties fo:break-before="auto" style:column-width="323.04pt"/>
    </style:style>
    <style:style style:name="co10" style:family="table-column">
      <style:table-column-properties fo:break-before="auto" style:column-width="139.41pt"/>
    </style:style>
    <style:style style:name="co11" style:family="table-column">
      <style:table-column-properties fo:break-before="auto" style:column-width="205.99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13.84pt"/>
    </style:style>
    <style:style style:name="co17" style:family="table-column">
      <style:table-column-properties fo:break-before="auto" style:column-width="225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beli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Zabelia</text:p>
          </table:table-cell>
          <table:table-cell table:number-columns-repeated="4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belia parvifolia (C. B. Cl.) Golubkova</text:p>
          </table:table-cell>
          <table:table-cell office:value-type="string" calcext:value-type="string">
            <text:p>(C. B. Cl.) Golubkov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Zabelia</text:p>
          </table:table-cell>
          <table:table-cell office:value-type="string" calcext:value-type="string">
            <text:p>parvifoli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elia triflora var. parvifolia (C. B. Cl.) Kitam.</text:p>
          </table:table-cell>
          <table:table-cell office:value-type="string" calcext:value-type="string">
            <text:p>(C. B. Cl.) Kitam.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belia</text:p>
          </table:table-cell>
          <table:table-cell office:value-type="string" calcext:value-type="string">
            <text:p>triflora</text:p>
          </table:table-cell>
          <table:table-cell office:value-type="string" calcext:value-type="string">
            <text:p>parv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same parent, diff authors)&quot;" office:value-type="string" office:string-value="Test for duplicate infraspecies SYN-SYN (same parent, diff authors)" calcext:value-type="string">
            <text:p>Test for duplicate infraspecies SYN-SYN (same parent, diff author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elia triflora var. parvifolia Clarke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belia</text:p>
          </table:table-cell>
          <table:table-cell office:value-type="string" calcext:value-type="string">
            <text:p>triflora</text:p>
          </table:table-cell>
          <table:table-cell office:value-type="string" calcext:value-type="string">
            <text:p>parv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same parent, diff authors)&quot;" office:value-type="string" office:string-value="Test for duplicate infraspecies SYN-SYN (same parent, diff authors)" calcext:value-type="string">
            <text:p>Test for duplicate infraspecies SYN-SYN (same parent, diff authors)</text:p>
          </table:table-cell>
        </table:table-row>
        <table:table-row table:style-name="ro1" table:number-rows-repeated="104857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ameRel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3" table:number-columns-repeated="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same parent, diff authors)&quot;" office:value-type="string" office:string-value="Test for duplicate infraspecies SYN-SYN (same parent, diff authors)" calcext:value-type="string">
            <text:p>Test for duplicate infraspecies SYN-SYN (same parent, diff author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same parent, diff authors)&quot;" office:value-type="string" office:string-value="Test for duplicate infraspecies SYN-SYN (same parent, diff authors)" calcext:value-type="string">
            <text:p>Test for duplicate infraspecies SYN-SYN (same parent, diff authors)</text:p>
          </table:table-cell>
        </table:table-row>
      </table:table>
      <table:table table:name="Taxon" table:style-name="ta1">
        <table:table-column table:style-name="co10" table:number-columns-repeated="6" table:default-cell-style-name="Default"/>
        <table:table-column table:style-name="co10" table:default-cell-style-name="ce3"/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6:16:52.506934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6:17:00.567039381</dc:date>
    <meta:editing-duration>PT29M20S</meta:editing-duration>
    <meta:editing-cycles>8</meta:editing-cycles>
    <meta:generator>LibreOffice/6.0.7.3$Linux_X86_64 LibreOffice_project/00m0$Build-3</meta:generator>
    <meta:document-statistic meta:table-count="9" meta:cell-count="118" meta:object-count="0"/>
  </office:meta>
</office:document-meta>
</file>